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16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17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ff0000"/>
    </style:style>
    <style:style style:name="T18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29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ff0000"/>
    </style:style>
    <style:style style:name="T30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?xml version="1.0" encoding="utf-8"?&gt;<text:s/></text:span><text:span text:style-name="T2"/></text:p>
      <text:p text:style-name="P1"><text:span text:style-name="T2"/></text:p>
      <text:p text:style-name="P1"><text:span text:style-name="T3"><text:tab/>&lt;trailers&gt;<text:s/></text:span><text:span text:style-name="T4"/></text:p>
      <text:p text:style-name="P1"><text:span text:style-name="T4"/></text:p>
      <text:p text:style-name="P1"><text:span text:style-name="T5"><text:s/>&lt;trailer&gt;<text:s/></text:span><text:span text:style-name="T6"/></text:p>
      <text:p text:style-name="P1"><text:span text:style-name="T6"/></text:p>
      <text:p text:style-name="P1"><text:span text:style-name="T7"><text:s text:c="2"/>&lt;title&gt;&lt;![CDATA[Greenberg: Trailer]]&gt;&lt;/title&gt;<text:s text:c="2"/></text:span><text:span text:style-name="T8"/></text:p>
      <text:p text:style-name="P1"><text:span text:style-name="T8"/></text:p>
      <text:p text:style-name="P1"><text:span text:style-name="T9"><text:s text:c="2"/>&lt;pubDate&gt;Mon, 23 Nov 2009 14:41:47 -0800&lt;/pubDate&gt;<text:s text:c="2"/></text:span><text:span text:style-name="T10"/></text:p>
      <text:p text:style-name="P1"><text:span text:style-name="T10"/></text:p>
      <text:p text:style-name="P1"><text:span text:style-name="T11"><text:s text:c="2"/>&lt;link&gt;http://www.traileraddict.com/greenberg/trailer&lt;/link&gt;<text:s text:c="2"/></text:span><text:span text:style-name="T12"/></text:p>
      <text:p text:style-name="P1"><text:span text:style-name="T12"/></text:p>
      <text:p text:style-name="P1"><text:span text:style-name="T13"><text:s text:c="2"/>&lt;video_title&gt;Trailer&lt;/video_title&gt;<text:s text:c="2"/></text:span><text:span text:style-name="T14"/></text:p>
      <text:p text:style-name="P2"><text:span text:style-name="T15">BEHÖVER EMBED-Länk!!<text:tab/></text:span><text:a xlink:href="http://v.traileraddict.com/78 /:trailerID"><text:span text:style-name="T16">http://v.traileraddict.com/78</text:span><text:span text:style-name="T17"><text:s/>/:trailerID</text:span></text:a><text:span text:style-name="T18">!!!</text:span><text:span text:style-name="T19"/></text:p>
      <text:p text:style-name="P3"><text:span text:style-name="T19"/></text:p>
      <text:p text:style-name="P3"><text:span text:style-name="T20"><text:s text:c="2"/>&lt;trailer_id&gt;16321&lt;/trailer_id&gt;<text:s text:c="2"/></text:span><text:span text:style-name="T21"/></text:p>
      <text:p text:style-name="P3"><text:span text:style-name="T22">&lt;embed_standard&gt;&lt;![CDATA[&lt;iframe width="640" height="360" src="http://v.traileraddict.com/16321" allowfullscreen="true" webkitallowfullscreen="true" mozallowfullscreen="true" scrolling="no" frameborder="0"&gt;&lt;/iframe&gt;]]&gt; &lt;/embed_standard&gt;<text:s text:c="2"/></text:span><text:span text:style-name="T23"/></text:p>
      <text:p text:style-name="P3"><text:span text:style-name="T23"/></text:p>
      <text:p text:style-name="P3"><text:span text:style-name="T24"><text:s text:c="2"/>&lt;embed_small&gt;&lt;![CDATA[&lt;iframe width="360" height="204" src="http://v.traileraddict.com/16321" allowfullscreen="true" webkitallowfullscreen="true" mozallowfullscreen="true" scrolling="no" frameborder="0"&gt;&lt;/iframe&gt;]]&gt; &lt;/embed_small&gt;<text:s text:c="2"/></text:span><text:span text:style-name="T25"/></text:p>
      <text:p text:style-name="P3"><text:span text:style-name="T25"/></text:p>
      <text:p text:style-name="P3"><text:span text:style-name="T26"><text:s text:c="2"/>&lt;embed_medium&gt;&lt;![CDATA[&lt;iframe width="854" height="480" src="http://v.traileraddict.com/16321" allowfullscreen="true" webkitallowfullscreen="true" mozallowfullscreen="true" scrolling="no" frameborder="0"&gt;&lt;/iframe&gt;]]&gt; &lt;/embed_medium&gt;<text:s text:c="2"/></text:span><text:span text:style-name="T27"/></text:p>
      <text:p text:style-name="P3"><text:span text:style-name="T28">BEHÖVER EMBED-Länk!!<text:tab/></text:span><text:a xlink:href="http://v.traileraddict.com/78"><text:span text:style-name="T29">http://v.traileraddict.com/78</text:span></text:a><text:span text:style-name="T30"><text:s/>/:</text:span><text:span text:style-name="T31"/></text:p>
      <text:p text:style-name="P3"><text:span text:style-name="T32"><text:s text:c="2"/>&lt;embed_large&gt;&lt;![CDATA[&lt;iframe width="1024" height="576" src="http://v.traileraddict.com/16321" allowfullscreen="true" webkitallowfullscreen="true" mozallowfullscreen="true" scrolling="no" frameborder="0"&gt;&lt;/iframe&gt;]]&gt; &lt;/embed_large&gt;<text:s text:c="2"/></text:span><text:span text:style-name="T33"/></text:p>
      <text:p text:style-name="P3"><text:span text:style-name="T33"/></text:p>
      <text:p text:style-name="P3"><text:span text:style-name="T34"><text:s text:c="2"/>&lt;film&gt;&lt;![CDATA[Greenberg ]]&gt;&lt;/film&gt;<text:s text:c="2"/></text:span><text:span text:style-name="T35"/></text:p>
      <text:p text:style-name="P3"><text:span text:style-name="T35"/></text:p>
      <text:p text:style-name="P3"><text:span text:style-name="T36"><text:s text:c="2"/>&lt;studio&gt;Focus Features&lt;/studio&gt;<text:s text:c="2"/></text:span><text:span text:style-name="T37"/></text:p>
      <text:p text:style-name="P3"><text:span text:style-name="T37"/></text:p>
      <text:p text:style-name="P3"><text:span text:style-name="T38"><text:s text:c="2"/>&lt;director&gt;Noah Baumbach&lt;/director&gt;<text:s text:c="2"/></text:span><text:span text:style-name="T39"/></text:p>
      <text:p text:style-name="P3"><text:span text:style-name="T39"/></text:p>
      <text:p text:style-name="P3"><text:span text:style-name="T40"><text:s text:c="2"/>&lt;writer&gt;Noah Baumbach&lt;/writer&gt;<text:s text:c="2"/></text:span><text:span text:style-name="T41"/></text:p>
      <text:p text:style-name="P3"><text:span text:style-name="T41"/></text:p>
      <text:p text:style-name="P3"><text:span text:style-name="T42"><text:s text:c="2"/>&lt;cast&gt;Ben Stiller,<text:s text:c="2"/>Greta Gerwig,<text:s text:c="2"/>Rhys Ifans,<text:s text:c="2"/>Jennifer Jason Leigh,<text:s text:c="2"/>Chris Messina&lt;/cast&gt;<text:s text:c="2"/></text:span><text:span text:style-name="T43"/></text:p>
      <text:p text:style-name="P3"><text:span text:style-name="T43"/></text:p>
      <text:p text:style-name="P3"><text:span text:style-name="T44"><text:s text:c="2"/>&lt;release_date&gt;March 26, 2010&lt;/release_date&gt;</text:span><text:span text:style-name="T45"/></text:p>
      <text:p text:style-name="P3"><text:span text:style-name="T46"><text:s text:c="2"/>&lt;/trailer&gt;<text:s/></text:span><text:span text:style-name="T47"/></text:p>
      <text:p text:style-name="P3"><text:span text:style-name="T48">&lt;/trailers&gt;</text:span><text:span text:style-name="T49"/></text:p>
      <text:p text:style-name="P3"><text:span text:style-name="T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